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5">
      <number:fraction number:min-integer-digits="0" number:min-numerator-digits="1" loext:max-numerator-digits="1" number:min-denominator-digits="1" number:max-denominator-value="9"/>
    </number:number-style>
    <number:text-style style:name="N100">
      <number:text-content/>
    </number:text-style>
    <style:style style:name="ce1" style:family="table-cell" style:parent-style-name="Default" style:data-style-name="N85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 </text:p>
          </table:table-cell>
          <table:table-cell table:style-name="ce1" office:value-type="string" calcext:value-type="string">
            <text:p>J</text:p>
          </table:table-cell>
          <table:table-cell office:value-type="string" calcext:value-type="string">
            <text:p>E(KeV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float" office:value="1040.84" calcext:value-type="float">
            <text:p>1040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1887.87" calcext:value-type="float">
            <text:p>1887,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2908.6" calcext:value-type="float">
            <text:p>2908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2</text:p>
          </table:table-cell>
          <table:table-cell office:value-type="float" office:value="77.04" calcext:value-type="float">
            <text:p>77,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138.8" calcext:value-type="float">
            <text:p>138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2</text:p>
          </table:table-cell>
          <table:table-cell office:value-type="float" office:value="880.3" calcext:value-type="float">
            <text:p>880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2</text:p>
          </table:table-cell>
          <table:table-cell office:value-type="float" office:value="1662.9" calcext:value-type="float">
            <text:p>1662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2</text:p>
          </table:table-cell>
          <table:table-cell office:value-type="float" office:value="1817.4" calcext:value-type="float">
            <text:p>1817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2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4(?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539.92" calcext:value-type="float">
            <text:p>539,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1119.31" calcext:value-type="float">
            <text:p>1119,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office:value-type="float" office:value="1575.56" calcext:value-type="float">
            <text:p>1575,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float" office:value="1262.81" calcext:value-type="float">
            <text:p>1262,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float" office:value="1887.91" calcext:value-type="float">
            <text:p>1887,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66,4(?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office:value-type="float" office:value="2335.36" calcext:value-type="float">
            <text:p>2335,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2136.39" calcext:value-type="float">
            <text:p>2136,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2739.9" calcext:value-type="float">
            <text:p>2739,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</text:p>
          </table:table-cell>
          <table:table-cell office:value-type="float" office:value="3202.3" calcext:value-type="float">
            <text:p>3202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3088.97" calcext:value-type="float">
            <text:p>3088,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</text:p>
          </table:table-cell>
          <table:table-cell office:value-type="float" office:value="4137.6" calcext:value-type="float">
            <text:p>4137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office:value-type="float" office:value="4068.7" calcext:value-type="float">
            <text:p>4068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</text:p>
          </table:table-cell>
          <table:table-cell office:value-type="float" office:value="5135.9" calcext:value-type="float">
            <text:p>5135,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50.12" calcext:value-type="float">
            <text:p>50,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2</text:p>
          </table:table-cell>
          <table:table-cell office:value-type="float" office:value="1176.2" calcext:value-type="float">
            <text:p>1176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2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2</text:p>
          </table:table-cell>
          <table:table-cell office:value-type="float" office:value="1758.5" calcext:value-type="float">
            <text:p>1758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2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2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2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2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751.75" calcext:value-type="float">
            <text:p>751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1421.77" calcext:value-type="float">
            <text:p>1421,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2669.88" calcext:value-type="float">
            <text:p>2669,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3298.44" calcext:value-type="float">
            <text:p>3298,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3532.64" calcext:value-type="float">
            <text:p>3532,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18.56" calcext:value-type="float">
            <text:p>4418,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96.4" calcext:value-type="float">
            <text:p>5396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2</text:p>
          </table:table-cell>
          <table:table-cell office:value-type="float" office:value="200.91" calcext:value-type="float">
            <text:p>200,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2</text:p>
          </table:table-cell>
          <table:table-cell office:value-type="float" office:value="1124.88" calcext:value-type="float">
            <text:p>1124,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2</text:p>
          </table:table-cell>
          <table:table-cell office:value-type="float" office:value="1069.42" calcext:value-type="float">
            <text:p>1069,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2</text:p>
          </table:table-cell>
          <table:table-cell office:value-type="float" office:value="2201.9" calcext:value-type="float">
            <text:p>2201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2</text:p>
          </table:table-cell>
          <table:table-cell office:value-type="float" office:value="2894.1" calcext:value-type="float">
            <text:p>2894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float" office:value="2139.59" calcext:value-type="float">
            <text:p>2139,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2810.8" calcext:value-type="float">
            <text:p>2810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2887.8" calcext:value-type="float">
            <text:p>2887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129.52" calcext:value-type="float">
            <text:p>129,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251.15" calcext:value-type="float">
            <text:p>251,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873.7" calcext:value-type="float">
            <text:p>87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1441.4" calcext:value-type="float">
            <text:p>1441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1720.9" calcext:value-type="float">
            <text:p>1720,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2484.4" calcext:value-type="float">
            <text:p>2484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2777.3" calcext:value-type="float">
            <text:p>2777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4009.3" calcext:value-type="float">
            <text:p>4009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570.2" calcext:value-type="float">
            <text:p>570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865.2" calcext:value-type="float">
            <text:p>865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1201.7" calcext:value-type="float">
            <text:p>1201,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1707.4" calcext:value-type="float">
            <text:p>1707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1991.2" calcext:value-type="float">
            <text:p>1991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2774.5" calcext:value-type="float">
            <text:p>277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2986.5" calcext:value-type="float">
            <text:p>2986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float" office:value="4041.9" calcext:value-type="float">
            <text:p>4041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float" office:value="4151.2" calcext:value-type="float">
            <text:p>415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15.44" calcext:value-type="float">
            <text:p>15,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649.79" calcext:value-type="float">
            <text:p>649,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1491.05" calcext:value-type="float">
            <text:p>1491,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2487.05" calcext:value-type="float">
            <text:p>2487,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3510.94" calcext:value-type="float">
            <text:p>3510,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/2</text:p>
          </table:table-cell>
          <table:table-cell office:value-type="float" office:value="4568.9" calcext:value-type="float">
            <text:p>4568,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/2</text:p>
          </table:table-cell>
          <table:table-cell office:value-type="float" office:value="5794.06" calcext:value-type="float">
            <text:p>5794,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97.46" calcext:value-type="float">
            <text:p>97,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274.4" calcext:value-type="float">
            <text:p>274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724.7" calcext:value-type="float">
            <text:p>724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1134.1" calcext:value-type="float">
            <text:p>1134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1601.1" calcext:value-type="float">
            <text:p>1601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2211.5" calcext:value-type="float">
            <text:p>221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float" office:value="3468.2" calcext:value-type="float">
            <text:p>3468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float" office:value="3902.4" calcext:value-type="float">
            <text:p>3902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float" office:value="3987.4" calcext:value-type="float">
            <text:p>3987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float" office:value="4840.6" calcext:value-type="float">
            <text:p>4840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float" office:value="5274.1" calcext:value-type="float">
            <text:p>5274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266.9" calcext:value-type="float">
            <text:p>266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995.4" calcext:value-type="float">
            <text:p>995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1051.5" calcext:value-type="float">
            <text:p>1051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784.5" calcext:value-type="float">
            <text:p>784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1954.4" calcext:value-type="float">
            <text:p>1954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2114.5" calcext:value-type="float">
            <text:p>2114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2307.8" calcext:value-type="float">
            <text:p>2307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1737.1" calcext:value-type="float">
            <text:p>1737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2490.8" calcext:value-type="float">
            <text:p>2490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2861.2" calcext:value-type="float">
            <text:p>2861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3219.7" calcext:value-type="float">
            <text:p>3219,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3445.9" calcext:value-type="float">
            <text:p>3445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3741.9" calcext:value-type="float">
            <text:p>3741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2</text:p>
          </table:table-cell>
          <table:table-cell office:value-type="float" office:value="4301.1" calcext:value-type="float">
            <text:p>4301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/2</text:p>
          </table:table-cell>
          <table:table-cell office:value-type="float" office:value="4591.7" calcext:value-type="float">
            <text:p>4591,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/2</text:p>
          </table:table-cell>
          <table:table-cell office:value-type="float" office:value="4939.8" calcext:value-type="float">
            <text:p>4939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/2</text:p>
          </table:table-cell>
          <table:table-cell office:value-type="float" office:value="5620.29" calcext:value-type="float">
            <text:p>5620,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/2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089.41" calcext:value-type="float">
            <text:p>1089,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675.1" calcext:value-type="float">
            <text:p>1675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2077.33" calcext:value-type="float">
            <text:p>2077,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2770.33" calcext:value-type="float">
            <text:p>2770,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float" office:value="3442.2" calcext:value-type="float">
            <text:p>3442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float" office:value="3671.4" calcext:value-type="float">
            <text:p>3671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float" office:value="658.6" calcext:value-type="float">
            <text:p>658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1003.41" calcext:value-type="float">
            <text:p>1003,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1935.29" calcext:value-type="float">
            <text:p>1935,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2522.98" calcext:value-type="float">
            <text:p>2522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2192.92" calcext:value-type="float">
            <text:p>2192,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2</text:p>
          </table:table-cell>
          <table:table-cell office:value-type="float" office:value="3402.99" calcext:value-type="float">
            <text:p>3402,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382.01" calcext:value-type="float">
            <text:p>382,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285.3" calcext:value-type="float">
            <text:p>285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122.37" calcext:value-type="float">
            <text:p>122,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171.1" calcext:value-type="float">
            <text:p>171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812.9" calcext:value-type="float">
            <text:p>812,9</text:p>
          </table:table-cell>
        </table:table-row>
        <table:table-row table:style-name="ro1" table:number-rows-repeated="2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4:50:46.801000000</meta:creation-date>
    <dc:date>2024-09-27T14:14:06.255000000</dc:date>
    <meta:editing-duration>PT23M18S</meta:editing-duration>
    <meta:editing-cycles>2</meta:editing-cycles>
    <meta:generator>LibreOffice/24.2.1.2$Windows_X86_64 LibreOffice_project/db4def46b0453cc22e2d0305797cf981b68ef5ac</meta:generator>
    <meta:document-statistic meta:table-count="1" meta:cell-count="3263" meta:object-count="0"/>
  </office:meta>
</office:document-meta>
</file>